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1" style:family="paragraph">
      <style:paragraph-properties fo:margin-left="0cm" fo:margin-right="0cm" fo:text-align="end" fo:text-indent="0.1cm"/>
      <style:text-properties fo:font-size="22pt"/>
    </style:style>
    <style:style style:name="P2" style:family="paragraph">
      <loext:graphic-properties draw:fill-color="#ffffff"/>
      <style:paragraph-properties fo:margin-left="0cm" fo:margin-right="0cm" fo:text-align="end" fo:text-indent="0.1cm"/>
      <style:text-properties fo:font-size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 presentation:user-transformed="true">
          <draw:text-box>
            <text:p>ZPI goals<text:tab/></text:p>
          </draw:text-box>
        </draw:frame>
        <draw:frame presentation:style-name="pr2" draw:text-style-name="P2" draw:layer="layout" svg:width="25.5cm" svg:height="7cm" svg:x="1.5cm" svg:y="12.999cm" presentation:class="subtitle" presentation:user-transformed="true">
          <draw:text-box>
            <text:p text:style-name="P1">Filip Pl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 presentation:user-transformed="true">
          <draw:text-box>
            <text:p>Short term goals</text:p>
          </draw:text-box>
        </draw:frame>
        <draw:frame presentation:style-name="pr5" draw:layer="layout" svg:width="25.5cm" svg:height="13cm" svg:x="0.999cm" svg:y="5.499cm" presentation:class="outline" presentation:user-transformed="true">
          <draw:text-box>
            <text:list text:style-name="L3">
              <text:list-item>
                <text:p>Passing as many courses as possible during winter semester, to have more time in the spring</text:p>
              </text:list-item>
              <text:list-item>
                <text:p>Improving public speaking and presentation creating</text:p>
              </text:list-item>
              <text:list-item>
                <text:p>Attending and passing not so demanding course in terms of time spent, to leave time for other cour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0.999cm" presentation:class="title" presentation:user-transformed="true">
          <draw:text-box>
            <text:p>Long term goals</text:p>
          </draw:text-box>
        </draw:frame>
        <draw:frame presentation:style-name="pr7" draw:layer="layout" svg:width="25.5cm" svg:height="13cm" svg:x="0.999cm" svg:y="5.499cm" presentation:class="outline" presentation:user-transformed="true">
          <draw:text-box>
            <text:list text:style-name="L3">
              <text:list-item>
                <text:p text:style-name="P4">Learning to manage duties in a more streamlined fashion – fighting habit of just-before-deadline improvements. This can be checked by times of submissions on Moodle</text:p>
              </text:list-item>
              <text:list-item>
                <text:p>Meta goal of improving skill of setting clear long term plans for myself – general direction in which I am heading - and executing th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32pt" style:font-size-complex="32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9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9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9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32pt" style:font-size-complex="32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9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199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099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099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099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9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9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.999cm" presentation:class="title" presentation:placeholder="true">
        <draw:text-box/>
      </draw:frame>
      <draw:frame presentation:style-name="Alizarin-outline1" draw:layer="backgroundobjects" svg:width="25.5cm" svg:height="13cm" svg:x="1cm" svg:y="5.499cm" presentation:class="outline" presentation:placeholder="true">
        <draw:text-box/>
      </draw:frame>
      <draw:frame presentation:style-name="Mpr5" draw:layer="backgroundobjects" svg:width="6.5cm" svg:height="1.449cm" svg:x="21cm" svg:y="18.99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8.99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8.99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2.999cm" presentation:class="outline" presentation:placeholder="true">
        <draw:text-box/>
      </draw:frame>
      <draw:frame presentation:style-name="Mpr10" draw:text-style-name="MP17" draw:layer="backgroundobjects" svg:width="6.5cm" svg:height="1.5cm" svg:x="21cm" svg:y="18.99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8.99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8.999cm" presentation:class="page-number">
        <draw:text-box>
          <text:p text:style-name="MP9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6:09:54.799112910</meta:creation-date>
    <meta:editing-duration>PT21M27S</meta:editing-duration>
    <meta:editing-cycles>5</meta:editing-cycles>
    <meta:generator>LibreOffice/6.0.7.3$Linux_X86_64 LibreOffice_project/00m0$Build-3</meta:generator>
    <dc:title>Alizarin</dc:title>
    <dc:date>2019-10-04T17:26:46.898023147</dc:date>
    <meta:document-statistic meta:object-count="49"/>
  </office:meta>
</office:document-meta>
</file>